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dd113" officeooo:paragraph-rsid="00216b08"/>
    </style:style>
    <style:style style:name="P2" style:family="paragraph" style:parent-style-name="Text_20_body">
      <style:paragraph-properties fo:text-align="start" style:justify-single-word="false"/>
      <style:text-properties officeooo:rsid="002b988f" officeooo:paragraph-rsid="002b988f"/>
    </style:style>
    <style:style style:name="P3" style:family="paragraph" style:parent-style-name="Text_20_body">
      <style:paragraph-properties fo:text-align="justify" style:justify-single-word="false"/>
      <style:text-properties officeooo:rsid="002ee5df" officeooo:paragraph-rsid="002ee5df"/>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Title" style:master-page-name="First_20_Page">
      <style:paragraph-properties style:page-number="auto"/>
    </style:style>
    <style:style style:name="P7" style:family="paragraph" style:parent-style-name="Text_20_body" style:list-style-name="L1">
      <style:paragraph-properties fo:text-align="start" style:justify-single-word="false"/>
      <style:text-properties officeooo:rsid="002b988f" officeooo:paragraph-rsid="002b988f"/>
    </style:style>
    <style:style style:name="P8" style:family="paragraph" style:parent-style-name="Text_20_body" style:list-style-name="L1">
      <style:paragraph-properties fo:text-align="start" style:justify-single-word="false"/>
      <style:text-properties officeooo:paragraph-rsid="002b988f"/>
    </style:style>
    <style:style style:name="P9" style:family="paragraph" style:parent-style-name="Text_20_body" style:list-style-name="L2">
      <style:paragraph-properties fo:text-align="justify" style:justify-single-word="false"/>
      <style:text-properties officeooo:rsid="00288127" officeooo:paragraph-rsid="00288127"/>
    </style:style>
    <style:style style:name="P10" style:family="paragraph" style:parent-style-name="Text_20_body" style:list-style-name="L3">
      <style:paragraph-properties fo:text-align="justify" style:justify-single-word="false"/>
      <style:text-properties officeooo:rsid="002ee5df" officeooo:paragraph-rsid="002ee5df"/>
    </style:style>
    <style:style style:name="P11" style:family="paragraph" style:parent-style-name="Text_20_body" style:list-style-name="L4">
      <style:paragraph-properties fo:text-align="justify" style:justify-single-word="false"/>
      <style:text-properties officeooo:rsid="002ee5df" officeooo:paragraph-rsid="002ee5df"/>
    </style:style>
    <style:style style:name="P12" style:family="paragraph" style:parent-style-name="Text_20_body">
      <style:text-properties officeooo:rsid="001c1b7a" officeooo:paragraph-rsid="001c1b7a"/>
    </style:style>
    <style:style style:name="P13" style:family="paragraph" style:parent-style-name="Text_20_body">
      <style:paragraph-properties fo:text-align="justify" style:justify-single-word="false"/>
      <style:text-properties officeooo:rsid="001dd113" officeooo:paragraph-rsid="001dd113"/>
    </style:style>
    <style:style style:name="P14" style:family="paragraph" style:parent-style-name="Text_20_body">
      <style:paragraph-properties fo:text-align="justify" style:justify-single-word="false"/>
      <style:text-properties officeooo:rsid="001dd113" officeooo:paragraph-rsid="002b988f"/>
    </style:style>
    <style:style style:name="P15" style:family="paragraph" style:parent-style-name="Text_20_body">
      <style:paragraph-properties fo:text-align="justify" style:justify-single-word="false"/>
      <style:text-properties officeooo:rsid="001dd113" officeooo:paragraph-rsid="003225a9"/>
    </style:style>
    <style:style style:name="P16" style:family="paragraph" style:parent-style-name="Text_20_body">
      <style:paragraph-properties fo:text-align="justify" style:justify-single-word="false"/>
      <style:text-properties officeooo:rsid="001dd113" officeooo:paragraph-rsid="00216b08"/>
    </style:style>
    <style:style style:name="P17" style:family="paragraph" style:parent-style-name="Text_20_body">
      <style:text-properties officeooo:paragraph-rsid="003225a9"/>
    </style:style>
    <style:style style:name="P18" style:family="paragraph" style:parent-style-name="Text_20_body">
      <style:text-properties officeooo:rsid="0033d925" officeooo:paragraph-rsid="0033d925"/>
    </style:style>
    <style:style style:name="P19" style:family="paragraph" style:parent-style-name="Text_20_body">
      <style:paragraph-properties fo:break-before="page"/>
    </style:style>
    <style:style style:name="T1" style:family="text">
      <style:text-properties officeooo:rsid="00267aeb"/>
    </style:style>
    <style:style style:name="T2" style:family="text">
      <style:text-properties officeooo:rsid="002b988f"/>
    </style:style>
    <style:style style:name="T3" style:family="text">
      <style:text-properties officeooo:rsid="002d1721"/>
    </style:style>
    <style:style style:name="T4" style:family="text">
      <style:text-properties officeooo:rsid="0032164c"/>
    </style:style>
    <style:style style:name="T5" style:family="text">
      <style:text-properties officeooo:rsid="0033d9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Title"/>
      <text:p text:style-name="Title"/>
      <text:p text:style-name="Title">Justification du choix technique</text:p>
      <text:p text:style-name="P12"/>
      <text:p text:style-name="P12"/>
      <text:p text:style-name="Title">OC Pizza</text:p>
      <text:p text:style-name="Text_20_body"/>
      <text:p text:style-name="P19"/>
      <text:h text:style-name="Heading_20_1" text:outline-level="1">Introduction</text:h>
      <text:p text:style-name="P13">Le choix <text:span text:style-name="T4">technique </text:span>est entre un système réalisé à partir de zéro et un CMS (content management system). </text:p>
      <text:h text:style-name="Heading_20_1" text:outline-level="1">Les CMS</text:h>
      <text:p text:style-name="P14">Le CMS perme<text:span text:style-name="T4">t</text:span> de réaliser des pages web très simplement avec un minimum de connaissances techniques : le principe est qu’on tape du texte et qu’il génère une page web au format du web (html).</text:p>
      <text:h text:style-name="Heading_20_2" text:outline-level="2">Avantages</text:h>
      <text:p text:style-name="P2">Leurs avantages sont les suivants : </text:p>
      <text:list xml:id="list448890381" text:style-name="L1">
        <text:list-item>
          <text:p text:style-name="P7">Ils sont accessibles et simples à utiliser.</text:p>
        </text:list-item>
        <text:list-item>
          <text:p text:style-name="P7">Ils sont rapides à mettre en place</text:p>
        </text:list-item>
        <text:list-item>
          <text:p text:style-name="P7">Ils font gagner du temps</text:p>
        </text:list-item>
        <text:list-item>
          <text:p text:style-name="P8">Ils sont <text:span text:style-name="T2">soutenus par une communauté</text:span></text:p>
        </text:list-item>
      </text:list>
      <text:h text:style-name="Heading_20_2" text:outline-level="2">Inconvénients</text:h>
      <text:p text:style-name="P17">Leurs inconvénients sont les suivants :</text:p>
      <text:list xml:id="list2763479408" text:style-name="L2">
        <text:list-item>
          <text:p text:style-name="P9">Performances : les pages web passent par des opérations complexes pour être transformées en html</text:p>
        </text:list-item>
        <text:list-item>
          <text:p text:style-name="P9">Flexibilité : ils imposent un formalisme rigide</text:p>
        </text:list-item>
        <text:list-item>
          <text:p text:style-name="P9">Maintenance : ils sont compliqués et exigent une base de données qui doit être impérativement sauvegardée ; en particulier wordpress est connu pour ses failles de sécurité.</text:p>
        </text:list-item>
        <text:list-item>
          <text:p text:style-name="P9">Migration : un site en cms est plus compliqué à migrer vers un autre site qu’un site classique</text:p>
        </text:list-item>
      </text:list>
      <text:h text:style-name="Heading_20_2" text:outline-level="2">Wordpress</text:h>
      <text:p text:style-name="P15">Le plus utilisé, wordpress offre une extension woocomerce qui implémente un module de e-commerce en ligne mais qui doit suivre un formalisme rigide : en particulier, <text:span text:style-name="T1">les droits d’accès qu’il définit sont basiques et il peut requérir de la programmation pour l’adapter aux besoins</text:span>.</text:p>
      <text:h text:style-name="P4" text:outline-level="1"/>
      <text:h text:style-name="P5" text:outline-level="1">La programmation à partir de zéro</text:h>
      <text:p text:style-name="P18">Celle-ci s’effectue <text:s/>en utilisant un langage de programmation qui permet de donner des directives à un ordinateur. Celles-ci sont en général décomposées en une suite d’opérations les plus simples possibles : on appelle cela un algorithme.</text:p>
      <text:h text:style-name="Heading_20_2" text:outline-level="2">Avantages</text:h>
      <text:p text:style-name="P3">Les avantages des langages de programmations sont les suivants :</text:p>
      <text:list xml:id="list1121424871" text:style-name="L3">
        <text:list-item>
          <text:p text:style-name="P10">Ils sont relativement puissants et permettent beaucoup de rapidité</text:p>
        </text:list-item>
        <text:list-item>
          <text:p text:style-name="P10">Ils sont flexibles, et peuvent s’adapter aux désirs du clients</text:p>
        </text:list-item>
      </text:list>
      <text:h text:style-name="Heading_20_2" text:outline-level="2">Inconvénients</text:h>
      <text:p text:style-name="P3">Les inconvénients des langages de programmation sont <text:s/>les suivants :</text:p>
      <text:list xml:id="list1603077816" text:style-name="L4">
        <text:list-item>
          <text:p text:style-name="P11">La durée du projet est beaucoup plus allongée</text:p>
        </text:list-item>
        <text:list-item>
          <text:p text:style-name="P11">il faut embaucher des personnes plus qualifiées qui coûtent plus cher</text:p>
        </text:list-item>
      </text:list>
      <text:h text:style-name="Heading_20_1" text:outline-level="1">Conclusion</text:h>
      <text:p text:style-name="P1"><text:span text:style-name="T5">N</text:spa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text:span text:style-name="T3">du serveur </text:span>l<text:span text:style-name="T3">a</text:span> plus simp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Strong_20_Emphasis">IT Consulting &amp; Development</text:span></text:p>
      </style:footer>
    </style:master-page>
    <style:master-page style:name="First_20_Page" style:display-name="First Page" style:page-layout-name="Mpm2" style:next-style-name="Standard">
      <style:footer>
        <text:p text:style-name="Footer"><text:span text:style-name="Strong_20_Emphasis">IT Consulting &amp; Developm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5:10:36.965863728</meta:creation-date>
    <dc:date>2020-01-08T20:36:18.455551246</dc:date>
    <meta:editing-duration>PT4H38M16S</meta:editing-duration>
    <meta:editing-cycles>14</meta:editing-cycles>
    <meta:generator>LibreOffice/6.0.7.3$Linux_X86_64 LibreOffice_project/00m0$Build-3</meta:generator>
    <meta:document-statistic meta:table-count="0" meta:image-count="0" meta:object-count="0" meta:page-count="3" meta:paragraph-count="34" meta:word-count="426" meta:character-count="2602" meta:non-whitespace-character-count="2218"/>
  </office:meta>
</office:document-meta>
</file>